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Standard">&lt;html lang="en"&gt;</text:p>
      <text:p text:style-name="Standard"><text:s text:c="4"/>&lt;head&gt;</text:p>
      <text:p text:style-name="Standard"><text:s text:c="8"/>&lt;meta charset="utf-8" /&gt;</text:p>
      <text:p text:style-name="Standard"><text:s text:c="8"/>&lt;title&gt;Tuts+ Chat Application&lt;/title&gt;</text:p>
      <text:p text:style-name="Standard"><text:s text:c="8"/>&lt;meta name="description" content="Tuts+ Chat Application" /&gt;</text:p>
      <text:p text:style-name="Standard"><text:s text:c="8"/>&lt;link rel="stylesheet" href="style.css" /&gt;</text:p>
      <text:p text:style-name="Standard"><text:s text:c="4"/>&lt;/head&gt;</text:p>
      <text:p text:style-name="Standard"><text:s text:c="4"/>&lt;body&gt;</text:p>
      <text:p text:style-name="Standard"><text:s text:c="8"/>&lt;div id="wrapper"&gt;</text:p>
      <text:p text:style-name="Standard"><text:s text:c="12"/>&lt;div id="menu"&gt;</text:p>
      <text:p text:style-name="Standard"><text:s text:c="16"/>&lt;p class="welcome"&gt;Welcome, &lt;b&gt;&lt;/b&gt;&lt;/p&gt;</text:p>
      <text:p text:style-name="Standard"><text:s text:c="16"/>&lt;p class="logout"&gt;&lt;a id="exit" href="#"&gt;Exit Chat&lt;/a&gt;&lt;/p&gt;</text:p>
      <text:p text:style-name="Standard"><text:s text:c="12"/>&lt;/div&gt;</text:p>
      <text:p text:style-name="Standard"><text:s text:c="12"/>&lt;div id="chatbox"&gt;&lt;/div&gt;</text:p>
      <text:p text:style-name="Standard"><text:s text:c="12"/>&lt;form name="message" action=""&gt;</text:p>
      <text:p text:style-name="Standard"><text:s text:c="16"/>&lt;input name="usermsg" type="text" id="usermsg" /&gt;</text:p>
      <text:p text:style-name="Standard"><text:s text:c="16"/>&lt;input name="submitmsg" type="submit" id="submitmsg" value="Send" /&gt;</text:p>
      <text:p text:style-name="Standard"><text:s text:c="12"/>&lt;/form&gt;</text:p>
      <text:p text:style-name="Standard"><text:s text:c="8"/>&lt;/div&gt;</text:p>
      <text:p text:style-name="Standard"><text:soft-page-break/><text:s text:c="8"/>&lt;script type="text/javascript" src="https://cdnjs.cloudflare.com/ajax/libs/jquery/3.5.1/jquery.min.js"&gt;&lt;/script&gt;</text:p>
      <text:p text:style-name="Standard"><text:s text:c="8"/>&lt;script type="text/javascript"&gt;</text:p>
      <text:p text:style-name="Standard"><text:s text:c="12"/>// jQuery Document </text:p>
      <text:p text:style-name="Standard"><text:s text:c="12"/>$(document).ready(function () {});</text:p>
      <text:p text:style-name="Standard"><text:s text:c="8"/>&lt;/script&gt;</text:p>
      <text:p text:style-name="Standard"><text:s text:c="4"/>&lt;/body&gt;</text:p>
      <text:p text:style-name="Standard">&lt;/html&gt;</text:p>
      <text:p text:style-name="Standard">* {</text:p>
      <text:p text:style-name="Standard"><text:s text:c="4"/>margin: 0;</text:p>
      <text:p text:style-name="Standard"><text:s text:c="4"/>padding: 0;</text:p>
      <text:p text:style-name="Standard"><text:s text:c="2"/>}</text:p>
      <text:p text:style-name="Standard"><text:s text:c="2"/></text:p>
      <text:p text:style-name="Standard"><text:s text:c="2"/>body {</text:p>
      <text:p text:style-name="Standard"><text:s text:c="4"/>margin: 20px auto;</text:p>
      <text:p text:style-name="Standard"><text:s text:c="4"/>font-family: "Lato";</text:p>
      <text:p text:style-name="Standard"><text:s text:c="4"/>font-weight: 300;</text:p>
      <text:p text:style-name="Standard"><text:s text:c="2"/>}</text:p>
      <text:p text:style-name="Standard"><text:s text:c="2"/></text:p>
      <text:p text:style-name="Standard"><text:s text:c="2"/>form {</text:p>
      <text:p text:style-name="Standard"><text:s text:c="4"/>padding: 15px 25px;</text:p>
      <text:p text:style-name="Standard"><text:s text:c="4"/>display: flex;</text:p>
      <text:p text:style-name="Standard"><text:soft-page-break/><text:s text:c="4"/>gap: 10px;</text:p>
      <text:p text:style-name="Standard"><text:s text:c="4"/>justify-content: center;</text:p>
      <text:p text:style-name="Standard"><text:s text:c="2"/>}</text:p>
      <text:p text:style-name="Standard"><text:s text:c="2"/></text:p>
      <text:p text:style-name="Standard"><text:s text:c="2"/>form label {</text:p>
      <text:p text:style-name="Standard"><text:s text:c="4"/>font-size: 1.5rem;</text:p>
      <text:p text:style-name="Standard"><text:s text:c="4"/>font-weight: bold;</text:p>
      <text:p text:style-name="Standard"><text:s text:c="2"/>}</text:p>
      <text:p text:style-name="Standard"><text:s text:c="2"/></text:p>
      <text:p text:style-name="Standard"><text:s text:c="2"/>input {</text:p>
      <text:p text:style-name="Standard"><text:s text:c="4"/>font-family: "Lato";</text:p>
      <text:p text:style-name="Standard"><text:s text:c="2"/>}</text:p>
      <text:p text:style-name="Standard"><text:s text:c="2"/></text:p>
      <text:p text:style-name="Standard"><text:s text:c="2"/>a {</text:p>
      <text:p text:style-name="Standard"><text:s text:c="4"/>color: #0000ff;</text:p>
      <text:p text:style-name="Standard"><text:s text:c="4"/>text-decoration: none;</text:p>
      <text:p text:style-name="Standard"><text:s text:c="2"/>}</text:p>
      <text:p text:style-name="Standard"><text:s text:c="2"/></text:p>
      <text:p text:style-name="Standard"><text:s text:c="2"/>a:hover {</text:p>
      <text:p text:style-name="Standard"><text:s text:c="4"/>text-decoration: underline;</text:p>
      <text:p text:style-name="Standard"><text:s text:c="2"/>}</text:p>
      <text:p text:style-name="Standard"><text:soft-page-break/><text:s text:c="2"/></text:p>
      <text:p text:style-name="Standard"><text:s text:c="2"/>#wrapper,</text:p>
      <text:p text:style-name="Standard"><text:s text:c="2"/>#loginform {</text:p>
      <text:p text:style-name="Standard"><text:s text:c="4"/>margin: 0 auto;</text:p>
      <text:p text:style-name="Standard"><text:s text:c="4"/>padding-bottom: 25px;</text:p>
      <text:p text:style-name="Standard"><text:s text:c="4"/>background: #eee;</text:p>
      <text:p text:style-name="Standard"><text:s text:c="4"/>width: 600px;</text:p>
      <text:p text:style-name="Standard"><text:s text:c="4"/>max-width: 100%;</text:p>
      <text:p text:style-name="Standard"><text:s text:c="4"/>border: 2px solid #212121;</text:p>
      <text:p text:style-name="Standard"><text:s text:c="4"/>border-radius: 4px;</text:p>
      <text:p text:style-name="Standard"><text:s text:c="2"/>}</text:p>
      <text:p text:style-name="Standard"><text:s text:c="2"/></text:p>
      <text:p text:style-name="Standard"><text:s text:c="2"/>#loginform {</text:p>
      <text:p text:style-name="Standard"><text:s text:c="4"/>padding-top: 18px;</text:p>
      <text:p text:style-name="Standard"><text:s text:c="4"/>text-align: center;</text:p>
      <text:p text:style-name="Standard"><text:s text:c="2"/>}</text:p>
      <text:p text:style-name="Standard"><text:s text:c="2"/></text:p>
      <text:p text:style-name="Standard"><text:s text:c="2"/>#loginform p {</text:p>
      <text:p text:style-name="Standard"><text:s text:c="4"/>padding: 15px 25px;</text:p>
      <text:p text:style-name="Standard"><text:s text:c="4"/>font-size: 1.4rem;</text:p>
      <text:p text:style-name="Standard"><text:s text:c="4"/>font-weight: bold;</text:p>
      <text:p text:style-name="Standard"><text:soft-page-break/><text:s text:c="2"/>}</text:p>
      <text:p text:style-name="Standard"><text:s text:c="2"/></text:p>
      <text:p text:style-name="Standard"><text:s text:c="2"/>#chatbox {</text:p>
      <text:p text:style-name="Standard"><text:s text:c="4"/>text-align: left;</text:p>
      <text:p text:style-name="Standard"><text:s text:c="4"/>margin: 0 auto;</text:p>
      <text:p text:style-name="Standard"><text:s text:c="4"/>margin-bottom: 25px;</text:p>
      <text:p text:style-name="Standard"><text:s text:c="4"/>padding: 10px;</text:p>
      <text:p text:style-name="Standard"><text:s text:c="4"/>background: #fff;</text:p>
      <text:p text:style-name="Standard"><text:s text:c="4"/>height: 300px;</text:p>
      <text:p text:style-name="Standard"><text:s text:c="4"/>width: 530px;</text:p>
      <text:p text:style-name="Standard"><text:s text:c="4"/>border: 1px solid #a7a7a7;</text:p>
      <text:p text:style-name="Standard"><text:s text:c="4"/>overflow: auto;</text:p>
      <text:p text:style-name="Standard"><text:s text:c="4"/>border-radius: 4px;</text:p>
      <text:p text:style-name="Standard"><text:s text:c="4"/>border-bottom: 4px solid #a7a7a7;</text:p>
      <text:p text:style-name="Standard"><text:s text:c="2"/>}</text:p>
      <text:p text:style-name="Standard"><text:s text:c="2"/></text:p>
      <text:p text:style-name="Standard"><text:s text:c="2"/>#usermsg {</text:p>
      <text:p text:style-name="Standard"><text:s text:c="4"/>flex: 1;</text:p>
      <text:p text:style-name="Standard"><text:s text:c="4"/>border-radius: 4px;</text:p>
      <text:p text:style-name="Standard"><text:s text:c="4"/>border: 1px solid #ff9800;</text:p>
      <text:p text:style-name="Standard"><text:s text:c="2"/>}</text:p>
      <text:p text:style-name="Standard"><text:soft-page-break/><text:s text:c="2"/></text:p>
      <text:p text:style-name="Standard"><text:s text:c="2"/>#name {</text:p>
      <text:p text:style-name="Standard"><text:s text:c="4"/>border-radius: 4px;</text:p>
      <text:p text:style-name="Standard"><text:s text:c="4"/>border: 1px solid #ff9800;</text:p>
      <text:p text:style-name="Standard"><text:s text:c="4"/>padding: 2px 8px;</text:p>
      <text:p text:style-name="Standard"><text:s text:c="2"/>}</text:p>
      <text:p text:style-name="Standard"><text:s text:c="2"/></text:p>
      <text:p text:style-name="Standard"><text:s text:c="2"/>#submitmsg,</text:p>
      <text:p text:style-name="Standard"><text:s text:c="2"/>#enter{</text:p>
      <text:p text:style-name="Standard"><text:s text:c="4"/>background: #ff9800;</text:p>
      <text:p text:style-name="Standard"><text:s text:c="4"/>border: 2px solid #e65100;</text:p>
      <text:p text:style-name="Standard"><text:s text:c="4"/>color: white;</text:p>
      <text:p text:style-name="Standard"><text:s text:c="4"/>padding: 4px 10px;</text:p>
      <text:p text:style-name="Standard"><text:s text:c="4"/>font-weight: bold;</text:p>
      <text:p text:style-name="Standard"><text:s text:c="4"/>border-radius: 4px;</text:p>
      <text:p text:style-name="Standard"><text:s text:c="2"/>}</text:p>
      <text:p text:style-name="Standard"><text:s text:c="2"/></text:p>
      <text:p text:style-name="Standard"><text:s text:c="2"/>.error {</text:p>
      <text:p text:style-name="Standard"><text:s text:c="4"/>color: #ff0000;</text:p>
      <text:p text:style-name="Standard"><text:s text:c="2"/>}</text:p>
      <text:p text:style-name="Standard"><text:s text:c="2"/></text:p>
      <text:p text:style-name="Standard"><text:soft-page-break/><text:s text:c="2"/>#menu {</text:p>
      <text:p text:style-name="Standard"><text:s text:c="4"/>padding: 15px 25px;</text:p>
      <text:p text:style-name="Standard"><text:s text:c="4"/>display: flex;</text:p>
      <text:p text:style-name="Standard"><text:s text:c="2"/>}</text:p>
      <text:p text:style-name="Standard"><text:s text:c="2"/></text:p>
      <text:p text:style-name="Standard"><text:s text:c="2"/>#menu p.welcome {</text:p>
      <text:p text:style-name="Standard"><text:s text:c="4"/>flex: 1;</text:p>
      <text:p text:style-name="Standard"><text:s text:c="2"/>}</text:p>
      <text:p text:style-name="Standard"><text:s text:c="2"/></text:p>
      <text:p text:style-name="Standard"><text:s text:c="2"/>a#exit {</text:p>
      <text:p text:style-name="Standard"><text:s text:c="4"/>color: white;</text:p>
      <text:p text:style-name="Standard"><text:s text:c="4"/>background: #c62828;</text:p>
      <text:p text:style-name="Standard"><text:s text:c="4"/>padding: 4px 8px;</text:p>
      <text:p text:style-name="Standard"><text:s text:c="4"/>border-radius: 4px;</text:p>
      <text:p text:style-name="Standard"><text:s text:c="4"/>font-weight: bold;</text:p>
      <text:p text:style-name="Standard"><text:s text:c="2"/>}</text:p>
      <text:p text:style-name="Standard"><text:s text:c="2"/></text:p>
      <text:p text:style-name="Standard"><text:s text:c="2"/>.msgln {</text:p>
      <text:p text:style-name="Standard"><text:s text:c="4"/>margin: 0 0 5px 0;</text:p>
      <text:p text:style-name="Standard"><text:s text:c="2"/>}</text:p>
      <text:p text:style-name="Standard"><text:s text:c="2"/></text:p>
      <text:p text:style-name="Standard"><text:soft-page-break/><text:s text:c="2"/>.msgln span.left-info {</text:p>
      <text:p text:style-name="Standard"><text:s text:c="4"/>color: orangered;</text:p>
      <text:p text:style-name="Standard"><text:s text:c="2"/>}</text:p>
      <text:p text:style-name="Standard"><text:s text:c="2"/></text:p>
      <text:p text:style-name="Standard"><text:s text:c="2"/>.msgln span.chat-time {</text:p>
      <text:p text:style-name="Standard"><text:s text:c="4"/>color: #666;</text:p>
      <text:p text:style-name="Standard"><text:s text:c="4"/>font-size: 60%;</text:p>
      <text:p text:style-name="Standard"><text:s text:c="4"/>vertical-align: super;</text:p>
      <text:p text:style-name="Standard"><text:s text:c="2"/>}</text:p>
      <text:p text:style-name="Standard"><text:s text:c="2"/></text:p>
      <text:p text:style-name="Standard"><text:s text:c="2"/>.msgln b.user-name, .msgln b.user-name-left {</text:p>
      <text:p text:style-name="Standard"><text:s text:c="4"/>font-weight: bold;</text:p>
      <text:p text:style-name="Standard"><text:s text:c="4"/>background: #546e7a;</text:p>
      <text:p text:style-name="Standard"><text:s text:c="4"/>color: white;</text:p>
      <text:p text:style-name="Standard"><text:s text:c="4"/>padding: 2px 4px;</text:p>
      <text:p text:style-name="Standard"><text:s text:c="4"/>font-size: 90%;</text:p>
      <text:p text:style-name="Standard"><text:s text:c="4"/>border-radius: 4px;</text:p>
      <text:p text:style-name="Standard"><text:s text:c="4"/>margin: 0 5px 0 0;</text:p>
      <text:p text:style-name="Standard"><text:s text:c="2"/>}</text:p>
      <text:p text:style-name="Standard"><text:s text:c="2"/></text:p>
      <text:p text:style-name="Standard"><text:s text:c="2"/>.msgln b.user-name-left {</text:p>
      <text:p text:style-name="Standard"><text:soft-page-break/><text:s text:c="4"/>background: orangered;</text:p>
      <text:p text:style-name="Standard"><text:s text:c="2"/>}</text:p>
      <text:p text:style-name="Standard">&lt;?php</text:p>
      <text:p text:style-name="Standard">session_start();</text:p>
      <text:p text:style-name="Standard">if(isset($_POST['enter'])){</text:p>
      <text:p text:style-name="Standard"><text:s text:c="4"/>if($_POST['name'] != ""){</text:p>
      <text:p text:style-name="Standard"><text:tab/><text:tab/>$_SESSION['name'] = stripslashes(htmlspecialchars($_POST['name']));</text:p>
      <text:p text:style-name="Standard"><text:tab/>}</text:p>
      <text:p text:style-name="Standard"><text:tab/>else{</text:p>
      <text:p text:style-name="Standard"><text:tab/><text:tab/>echo '&lt;span class="error"&gt;Please type in a name&lt;/span&gt;';</text:p>
      <text:p text:style-name="Standard"><text:tab/>}</text:p>
      <text:p text:style-name="Standard">}</text:p>
      <text:p text:style-name="Standard">function loginForm(){</text:p>
      <text:p text:style-name="Standard"><text:tab/>echo' </text:p>
      <text:p text:style-name="Standard">&lt;div id="loginform"&gt; </text:p>
      <text:p text:style-name="Standard">&lt;p&gt;Please enter your name to continue!&lt;/p&gt; </text:p>
      <text:p text:style-name="Standard">&lt;form action="index.php" method="post"&gt; </text:p>
      <text:p text:style-name="Standard">&lt;label for="name"&gt;Name &amp;mdash;&lt;/label&gt; </text:p>
      <text:p text:style-name="Standard">&lt;input type="text" name="name" id="name" /&gt; </text:p>
      <text:p text:style-name="Standard">&lt;input type="submit" name="enter" id="enter" value="Enter" /&gt; </text:p>
      <text:p text:style-name="Standard">&lt;/form&gt; </text:p>
      <text:p text:style-name="Standard"><text:soft-page-break/>&lt;/div&gt; </text:p>
      <text:p text:style-name="Standard">';</text:p>
      <text:p text:style-name="Standard">}</text:p>
      <text:p text:style-name="Standard">?&gt;</text:p>
      <text:p text:style-name="Standard">&lt;?php</text:p>
      <text:p text:style-name="Standard">if(!isset($_SESSION['name'])){</text:p>
      <text:p text:style-name="Standard"><text:tab/>loginForm();</text:p>
      <text:p text:style-name="Standard">}</text:p>
      <text:p text:style-name="Standard">else{</text:p>
      <text:p text:style-name="Standard">?&gt;</text:p>
      <text:p text:style-name="Standard">&lt;div id="wrapper"&gt;</text:p>
      <text:p text:style-name="Standard"><text:s text:c="4"/>&lt;div id="menu"&gt;</text:p>
      <text:p text:style-name="Standard"><text:s text:c="8"/>&lt;p class="welcome"&gt;Welcome, &lt;b&gt;&lt;?php echo $_SESSION['name']; ?&gt;&lt;/b&gt;&lt;/p&gt;</text:p>
      <text:p text:style-name="Standard"><text:s text:c="8"/>&lt;p class="logout"&gt;&lt;a id="exit" href="#"&gt;Exit Chat&lt;/a&gt;&lt;/p&gt;</text:p>
      <text:p text:style-name="Standard"><text:s text:c="4"/>&lt;/div&gt;</text:p>
      <text:p text:style-name="Standard"><text:s text:c="4"/>&lt;div id="chatbox"&gt;</text:p>
      <text:p text:style-name="Standard"><text:s text:c="4"/>&lt;?php</text:p>
      <text:p text:style-name="Standard"><text:s text:c="4"/>if(file_exists("log.html") &amp;&amp; filesize("log.html") &gt; 0){</text:p>
      <text:p text:style-name="Standard"><text:s text:c="8"/></text:p>
      <text:p text:style-name="Standard"><text:s text:c="8"/>$contents = file_get_contents("log.html");</text:p>
      <text:p text:style-name="Standard"><text:s text:c="8"/>echo $contents;</text:p>
      <text:p text:style-name="Standard"><text:soft-page-break/><text:s text:c="4"/>}</text:p>
      <text:p text:style-name="Standard"><text:s text:c="4"/>?&gt;</text:p>
      <text:p text:style-name="Standard"><text:s text:c="4"/>&lt;/div&gt;</text:p>
      <text:p text:style-name="Standard"><text:s text:c="4"/>&lt;form name="message" action=""&gt;</text:p>
      <text:p text:style-name="Standard"><text:s text:c="8"/>&lt;input name="usermsg" type="text" id="usermsg" /&gt;</text:p>
      <text:p text:style-name="Standard"><text:s text:c="8"/>&lt;input name="submitmsg" type="submit" id="submitmsg" value="Send" /&gt;</text:p>
      <text:p text:style-name="Standard"><text:s text:c="4"/>&lt;/form&gt;</text:p>
      <text:p text:style-name="Standard">&lt;/div&gt;</text:p>
      <text:p text:style-name="Standard">&lt;script type="text/javascript" src="https://cdnjs.cloudflare.com/ajax/libs/jquery/3.5.1/jquery.min.js"&gt;&lt;/script&gt;</text:p>
      <text:p text:style-name="Standard">&lt;script type="text/javascript"&gt;</text:p>
      <text:p text:style-name="Standard">// jQuery Document </text:p>
      <text:p text:style-name="Standard">$(document).ready(function(){</text:p>
      <text:p text:style-name="Standard">});</text:p>
      <text:p text:style-name="Standard">&lt;/script&gt;</text:p>
      <text:p text:style-name="Standard">&lt;?php</text:p>
      <text:p text:style-name="Standard">}</text:p>
      <text:p text:style-name="Standard">?&gt;</text:p>
      <text:p text:style-name="Standard">&lt;script type="text/javascript"&gt;</text:p>
      <text:p text:style-name="Standard">// jQuery Document </text:p>
      <text:p text:style-name="Standard">$(document).ready(function(){</text:p>
      <text:p text:style-name="Standard"><text:tab/>//If user wants to end session </text:p>
      <text:p text:style-name="Standard"><text:soft-page-break/><text:tab/>$("#exit").click(function(){</text:p>
      <text:p text:style-name="Standard"><text:tab/><text:tab/>var exit = confirm("Are you sure you want to end the session?");</text:p>
      <text:p text:style-name="Standard"><text:tab/><text:tab/>if(exit==true){window.location = 'index.php?logout=true';}<text:tab/><text:tab/></text:p>
      <text:p text:style-name="Standard"><text:tab/>});</text:p>
      <text:p text:style-name="Standard">});</text:p>
      <text:p text:style-name="Standard">&lt;/script&gt;</text:p>
      <text:p text:style-name="Standard">if(isset($_GET['logout'])){<text:tab/></text:p>
      <text:p text:style-name="Standard"><text:tab/></text:p>
      <text:p text:style-name="Standard"><text:tab/>//Simple exit message </text:p>
      <text:p text:style-name="Standard"><text:tab/>$logout_message = "&lt;div class='msgln'&gt;&lt;span class='left-info'&gt;User &lt;b class='user-name-left'&gt;". $_SESSION['name'] ."&lt;/b&gt; has left the chat session.&lt;/span&gt;&lt;br&gt;&lt;/div&gt;";</text:p>
      <text:p text:style-name="Standard"><text:s text:c="4"/>file_put_contents("log.html", $logout_message, FILE_APPEND | LOCK_EX);</text:p>
      <text:p text:style-name="Standard"><text:tab/></text:p>
      <text:p text:style-name="Standard"><text:tab/>session_destroy();</text:p>
      <text:p text:style-name="Standard"><text:tab/>header("Location: index.php"); //Redirect the user </text:p>
      <text:p text:style-name="Standard">}</text:p>
      <text:p text:style-name="Standard">//If user submits the form </text:p>
      <text:p text:style-name="Standard">$("#submitmsg").click(function () {</text:p>
      <text:p text:style-name="Standard"><text:s text:c="4"/>var clientmsg = $("#usermsg").val();</text:p>
      <text:p text:style-name="Standard"><text:s text:c="4"/>$.post("post.php", { text: clientmsg });</text:p>
      <text:p text:style-name="Standard"><text:s text:c="4"/>$("#usermsg").val("");</text:p>
      <text:p text:style-name="Standard"><text:s text:c="4"/>return false;</text:p>
      <text:p text:style-name="Standard"><text:soft-page-break/>});</text:p>
      <text:p text:style-name="Standard">&lt;?</text:p>
      <text:p text:style-name="Standard">session_start();</text:p>
      <text:p text:style-name="Standard">if(isset($_SESSION['name'])){</text:p>
      <text:p text:style-name="Standard"><text:tab/>$text = $_POST['text'];</text:p>
      <text:p text:style-name="Standard"><text:tab/></text:p>
      <text:p text:style-name="Standard"><text:tab/>$text_message = "&lt;div class='msgln'&gt;&lt;span class='chat-time'&gt;".date("g:i A")."&lt;/span&gt; &lt;b class='user-name'&gt;".$_SESSION['name']."&lt;/b&gt; ".stripslashes(htmlspecialchars($text))."&lt;br&gt;&lt;/div&gt;";</text:p>
      <text:p text:style-name="Standard"><text:s text:c="4"/></text:p>
      <text:p text:style-name="Standard"><text:s text:c="4"/>file_put_contents("log.html", $text_message, FILE_APPEND | LOCK_EX);</text:p>
      <text:p text:style-name="Standard">}</text:p>
      <text:p text:style-name="Standard">?&gt;</text:p>
      <text:p text:style-name="Standard">&lt;div id="chatbox"&gt;&lt;?php</text:p>
      <text:p text:style-name="Standard">if(file_exists("log.html") &amp;&amp; filesize("log.html") &gt; 0){</text:p>
      <text:p text:style-name="Standard"><text:s text:c="4"/></text:p>
      <text:p text:style-name="Standard"><text:tab/>$contents = file_get_contents("log.html"); <text:s text:c="8"/></text:p>
      <text:p text:style-name="Standard"><text:s text:c="4"/>echo $contents;</text:p>
      <text:p text:style-name="Standard">}</text:p>
      <text:p text:style-name="Standard">?&gt;&lt;/div&gt;</text:p>
      <text:p text:style-name="Standard">//Load the file containing the chat log </text:p>
      <text:p text:style-name="Standard">function loadLog(){<text:tab/><text:tab/></text:p>
      <text:p text:style-name="Standard"><text:tab/>$.ajax({</text:p>
      <text:p text:style-name="Standard"><text:soft-page-break/><text:tab/><text:tab/>url: "log.html",</text:p>
      <text:p text:style-name="Standard"><text:tab/><text:tab/>cache: false,</text:p>
      <text:p text:style-name="Standard"><text:tab/><text:tab/>success: function(html){<text:tab/><text:tab/></text:p>
      <text:p text:style-name="Standard"><text:tab/><text:tab/><text:tab/>$("#chatbox").html(html); //Insert chat log into the #chatbox div </text:p>
      <text:p text:style-name="Standard"><text:tab/> <text:s/><text:tab/>},</text:p>
      <text:p text:style-name="Standard"><text:tab/>});</text:p>
      <text:p text:style-name="Standard">}</text:p>
      <text:p text:style-name="Standard">//Load the file containing the chat log </text:p>
      <text:p text:style-name="Standard">function loadLog(){<text:tab/><text:tab/></text:p>
      <text:p text:style-name="Standard"><text:tab/>var oldscrollHeight = $("#chatbox")[0].scrollHeight - 20; //Scroll height before the request </text:p>
      <text:p text:style-name="Standard"><text:tab/>$.ajax({</text:p>
      <text:p text:style-name="Standard"><text:tab/><text:tab/>url: "log.html",</text:p>
      <text:p text:style-name="Standard"><text:tab/><text:tab/>cache: false,</text:p>
      <text:p text:style-name="Standard"><text:tab/><text:tab/>success: function(html){<text:tab/><text:tab/></text:p>
      <text:p text:style-name="Standard"><text:tab/><text:tab/><text:tab/>$("#chatbox").html(html); //Insert chat log into the #chatbox div </text:p>
      <text:p text:style-name="Standard"><text:tab/><text:tab/><text:tab/></text:p>
      <text:p text:style-name="Standard"><text:tab/><text:tab/><text:tab/>//Auto-scroll </text:p>
      <text:p text:style-name="Standard"><text:tab/><text:tab/><text:tab/>var newscrollHeight = $("#chatbox")[0].scrollHeight - 20; //Scroll height after the request </text:p>
      <text:p text:style-name="Standard"><text:tab/><text:tab/><text:tab/>if(newscrollHeight &gt; oldscrollHeight){</text:p>
      <text:p text:style-name="Standard"><text:tab/><text:tab/><text:tab/><text:tab/>$("#chatbox").animate({ scrollTop: newscrollHeight }, 'normal'); //Autoscroll to bottom of div </text:p>
      <text:p text:style-name="Standard"><text:tab/><text:tab/><text:tab/>}<text:tab/><text:tab/><text:tab/><text:tab/></text:p>
      <text:p text:style-name="Standard"><text:soft-page-break/><text:tab/> <text:s/><text:tab/>},</text:p>
      <text:p text:style-name="Standard"><text:tab/>});</text:p>
      <text:p text:style-name="Standard">}</text:p>
      <text:p text:style-name="Standard">setInterval (loadLog, 2500);<text:tab/>//Reload file every 2500 ms or x ms if you wish to change the second parameter</text:p>
      <text:p text:style-name="Standard">&lt;?php</text:p>
      <text:p text:style-name="Standard">session_start();</text:p>
      <text:p text:style-name="Standard">if(isset($_GET['logout'])){ <text:s text:c="3"/></text:p>
      <text:p text:style-name="Standard"><text:tab/></text:p>
      <text:p text:style-name="Standard"><text:tab/>//Simple exit message </text:p>
      <text:p text:style-name="Standard"><text:s text:c="4"/>$logout_message = "&lt;div class='msgln'&gt;&lt;span class='left-info'&gt;User &lt;b class='user-name-left'&gt;". $_SESSION['name'] ."&lt;/b&gt; has left the chat session.&lt;/span&gt;&lt;br&gt;&lt;/div&gt;";</text:p>
      <text:p text:style-name="Standard"><text:s text:c="4"/>file_put_contents("log.html", $logout_message, FILE_APPEND | LOCK_EX);</text:p>
      <text:p text:style-name="Standard"><text:tab/></text:p>
      <text:p text:style-name="Standard"><text:tab/>session_destroy();</text:p>
      <text:p text:style-name="Standard"><text:tab/>header("Location: index.php"); //Redirect the user </text:p>
      <text:p text:style-name="Standard">}</text:p>
      <text:p text:style-name="Standard">if(isset($_POST['enter'])){</text:p>
      <text:p text:style-name="Standard"><text:s text:c="4"/>if($_POST['name'] != ""){</text:p>
      <text:p text:style-name="Standard"><text:s text:c="8"/>$_SESSION['name'] = stripslashes(htmlspecialchars($_POST['name']));</text:p>
      <text:p text:style-name="Standard"><text:s text:c="4"/>}</text:p>
      <text:p text:style-name="Standard"><text:s text:c="4"/>else{</text:p>
      <text:p text:style-name="Standard"><text:s text:c="8"/>echo '&lt;span class="error"&gt;Please type in a name&lt;/span&gt;';</text:p>
      <text:p text:style-name="Standard"><text:soft-page-break/><text:s text:c="4"/>}</text:p>
      <text:p text:style-name="Standard">}</text:p>
      <text:p text:style-name="Standard">function loginForm(){</text:p>
      <text:p text:style-name="Standard"><text:s text:c="4"/>echo </text:p>
      <text:p text:style-name="Standard"><text:s text:c="4"/>'&lt;div id="loginform"&gt; </text:p>
      <text:p text:style-name="Standard">&lt;p&gt;Please enter your name to continue!&lt;/p&gt; </text:p>
      <text:p text:style-name="Standard">&lt;form action="index.php" method="post"&gt; </text:p>
      <text:p text:style-name="Standard">&lt;label for="name"&gt;Name &amp;mdash;&lt;/label&gt; </text:p>
      <text:p text:style-name="Standard">&lt;input type="text" name="name" id="name" /&gt; </text:p>
      <text:p text:style-name="Standard">&lt;input type="submit" name="enter" id="enter" value="Enter" /&gt; </text:p>
      <text:p text:style-name="Standard">&lt;/form&gt; </text:p>
      <text:p text:style-name="Standard">&lt;/div&gt;';</text:p>
      <text:p text:style-name="Standard">}</text:p>
      <text:p text:style-name="Standard">?&gt;</text:p>
      <text:p text:style-name="Standard">&lt;!DOCTYPE html&gt;</text:p>
      <text:p text:style-name="Standard">&lt;html lang="en"&gt;</text:p>
      <text:p text:style-name="Standard"><text:s text:c="4"/>&lt;head&gt;</text:p>
      <text:p text:style-name="Standard"><text:s text:c="8"/>&lt;meta charset="utf-8" /&gt;</text:p>
      <text:p text:style-name="Standard"><text:s text:c="8"/>&lt;title&gt;Tuts+ Chat Application&lt;/title&gt;</text:p>
      <text:p text:style-name="Standard"><text:s text:c="8"/>&lt;meta name="description" content="Tuts+ Chat Application" /&gt;</text:p>
      <text:p text:style-name="Standard"><text:s text:c="8"/>&lt;link rel="stylesheet" href="style.css" /&gt;</text:p>
      <text:p text:style-name="Standard"><text:soft-page-break/><text:s text:c="4"/>&lt;/head&gt;</text:p>
      <text:p text:style-name="Standard"><text:s text:c="4"/>&lt;body&gt;</text:p>
      <text:p text:style-name="Standard"><text:s text:c="4"/>&lt;?php</text:p>
      <text:p text:style-name="Standard"><text:s text:c="4"/>if(!isset($_SESSION['name'])){</text:p>
      <text:p text:style-name="Standard"><text:s text:c="8"/>loginForm();</text:p>
      <text:p text:style-name="Standard"><text:s text:c="4"/>}</text:p>
      <text:p text:style-name="Standard"><text:s text:c="4"/>else {</text:p>
      <text:p text:style-name="Standard"><text:s text:c="4"/>?&gt;</text:p>
      <text:p text:style-name="Standard"><text:s text:c="8"/>&lt;div id="wrapper"&gt;</text:p>
      <text:p text:style-name="Standard"><text:s text:c="12"/>&lt;div id="menu"&gt;</text:p>
      <text:p text:style-name="Standard"><text:s text:c="16"/>&lt;p class="welcome"&gt;Welcome, &lt;b&gt;&lt;?php echo $_SESSION['name']; ?&gt;&lt;/b&gt;&lt;/p&gt;</text:p>
      <text:p text:style-name="Standard"><text:s text:c="16"/>&lt;p class="logout"&gt;&lt;a id="exit" href="#"&gt;Exit Chat&lt;/a&gt;&lt;/p&gt;</text:p>
      <text:p text:style-name="Standard"><text:s text:c="12"/>&lt;/div&gt;</text:p>
      <text:p text:style-name="Standard"><text:s text:c="12"/>&lt;div id="chatbox"&gt;</text:p>
      <text:p text:style-name="Standard"><text:s text:c="12"/>&lt;?php</text:p>
      <text:p text:style-name="Standard"><text:s text:c="12"/>if(file_exists("log.html") &amp;&amp; filesize("log.html") &gt; 0){</text:p>
      <text:p text:style-name="Standard"><text:s text:c="16"/>$contents = file_get_contents("log.html"); <text:s text:c="9"/></text:p>
      <text:p text:style-name="Standard"><text:s text:c="16"/>echo $contents;</text:p>
      <text:p text:style-name="Standard"><text:s text:c="12"/>}</text:p>
      <text:p text:style-name="Standard"><text:s text:c="12"/>?&gt;</text:p>
      <text:p text:style-name="Standard"><text:s text:c="12"/>&lt;/div&gt;</text:p>
      <text:p text:style-name="Standard"><text:soft-page-break/><text:s text:c="12"/>&lt;form name="message" action=""&gt;</text:p>
      <text:p text:style-name="Standard"><text:s text:c="16"/>&lt;input name="usermsg" type="text" id="usermsg" /&gt;</text:p>
      <text:p text:style-name="Standard"><text:s text:c="16"/>&lt;input name="submitmsg" type="submit" id="submitmsg" value="Send" /&gt;</text:p>
      <text:p text:style-name="Standard"><text:s text:c="12"/>&lt;/form&gt;</text:p>
      <text:p text:style-name="Standard"><text:s text:c="8"/>&lt;/div&gt;</text:p>
      <text:p text:style-name="Standard"><text:s text:c="8"/>&lt;script type="text/javascript" src="https://cdnjs.cloudflare.com/ajax/libs/jquery/3.5.1/jquery.min.js"&gt;&lt;/script&gt;</text:p>
      <text:p text:style-name="Standard"><text:s text:c="8"/>&lt;script type="text/javascript"&gt;</text:p>
      <text:p text:style-name="Standard"><text:s text:c="12"/>// jQuery Document </text:p>
      <text:p text:style-name="Standard"><text:s text:c="12"/>$(document).ready(function () {</text:p>
      <text:p text:style-name="Standard"><text:s text:c="16"/>$("#submitmsg").click(function () {</text:p>
      <text:p text:style-name="Standard"><text:s text:c="20"/>var clientmsg = $("#usermsg").val();</text:p>
      <text:p text:style-name="Standard"><text:s text:c="20"/>$.post("post.php", { text: clientmsg });</text:p>
      <text:p text:style-name="Standard"><text:s text:c="20"/>$("#usermsg").val("");</text:p>
      <text:p text:style-name="Standard"><text:s text:c="20"/>return false;</text:p>
      <text:p text:style-name="Standard"><text:s text:c="16"/>});</text:p>
      <text:p text:style-name="Standard"><text:s text:c="16"/>function loadLog() {</text:p>
      <text:p text:style-name="Standard"><text:s text:c="20"/>var oldscrollHeight = $("#chatbox")[0].scrollHeight - 20; //Scroll height before the request </text:p>
      <text:p text:style-name="Standard"><text:s text:c="20"/>$.ajax({</text:p>
      <text:p text:style-name="Standard"><text:s text:c="24"/>url: "log.html",</text:p>
      <text:p text:style-name="Standard"><text:s text:c="24"/>cache: false,</text:p>
      <text:p text:style-name="Standard"><text:s text:c="24"/>success: function (html) {</text:p>
      <text:p text:style-name="Standard"><text:soft-page-break/><text:s text:c="28"/>$("#chatbox").html(html); //Insert chat log into the #chatbox div </text:p>
      <text:p text:style-name="Standard"><text:s text:c="28"/>//Auto-scroll </text:p>
      <text:p text:style-name="Standard"><text:s text:c="28"/>var newscrollHeight = $("#chatbox")[0].scrollHeight - 20; //Scroll height after the request </text:p>
      <text:p text:style-name="Standard"><text:s text:c="28"/>if(newscrollHeight &gt; oldscrollHeight){</text:p>
      <text:p text:style-name="Standard"><text:s text:c="32"/>$("#chatbox").animate({ scrollTop: newscrollHeight }, 'normal'); //Autoscroll to bottom of div </text:p>
      <text:p text:style-name="Standard"><text:s text:c="28"/>}<text:tab/></text:p>
      <text:p text:style-name="Standard"><text:s text:c="24"/>}</text:p>
      <text:p text:style-name="Standard"><text:s text:c="20"/>});</text:p>
      <text:p text:style-name="Standard"><text:s text:c="16"/>}</text:p>
      <text:p text:style-name="Standard"><text:s text:c="16"/>setInterval (loadLog, 2500);</text:p>
      <text:p text:style-name="Standard"><text:s text:c="16"/>$("#exit").click(function () {</text:p>
      <text:p text:style-name="Standard"><text:s text:c="20"/>var exit = confirm("Are you sure you want to end the session?");</text:p>
      <text:p text:style-name="Standard"><text:s text:c="20"/>if (exit == true) {</text:p>
      <text:p text:style-name="Standard"><text:s text:c="20"/>window.location = "index.php?logout=true";</text:p>
      <text:p text:style-name="Standard"><text:s text:c="20"/>}</text:p>
      <text:p text:style-name="Standard"><text:s text:c="16"/>});</text:p>
      <text:p text:style-name="Standard"><text:s text:c="12"/>});</text:p>
      <text:p text:style-name="Standard"><text:s text:c="8"/>&lt;/script&gt;</text:p>
      <text:p text:style-name="Standard"><text:s text:c="4"/>&lt;/body&gt;</text:p>
      <text:p text:style-name="Standard">&lt;/html&gt;</text:p>
      <text:p text:style-name="Standard">&lt;?php</text:p>
      <text:p text:style-name="Standard"><text:soft-page-break/>}</text:p>
      <text:p text:style-name="Standard">?&gt;&lt;?php</text:p>
      <text:p text:style-name="Standard">session_start();</text:p>
      <text:p text:style-name="Standard">if(isset($_SESSION['name'])){</text:p>
      <text:p text:style-name="Standard"><text:s text:c="4"/>$text = $_POST['text'];</text:p>
      <text:p text:style-name="Standard"><text:tab/></text:p>
      <text:p text:style-name="Standard"><text:tab/>$text_message = "&lt;div class='msgln'&gt;&lt;span class='chat-time'&gt;".date("g:i A")."&lt;/span&gt; &lt;b class='user-name'&gt;".$_SESSION['name']."&lt;/b&gt; ".stripslashes(htmlspecialchars($text))."&lt;br&gt;&lt;/div&gt;";</text:p>
      <text:p text:style-name="Standard"><text:s text:c="4"/>file_put_contents("log.html", $text_message, FILE_APPEND | LOCK_EX);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0" meta:paragraph-count="407" meta:word-count="970" meta:character-count="10617" meta:non-whitespace-character-count="8038"/>
    <meta:generator>LibreOfficeDev/6.0.5.2$Linux_X86_64 LibreOffice_project/</meta:generator>
  </office:meta>
</office:document-meta>
</file>